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,monospace" svg:font-family="'Roboto Mono,monospace', 'Droid Sans Mono', monospace, monospace, 'Droid Sans Fallback'"/>
  </office:font-face-decls>
  <office:automatic-styles>
    <style:style style:name="P1" style:family="paragraph" style:parent-style-name="Heading_20_4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626262" loext:opacity="100%" style:font-name="Muli" fo:font-size="9.75pt" fo:letter-spacing="normal" fo:font-style="normal" fo:font-weight="normal" loext:padding="0cm" loext:border="none"/>
    </style:style>
    <style:style style:name="P2" style:family="paragraph" style:parent-style-name="Heading_20_4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</style:style>
    <style:style style:name="P3" style:family="paragraph" style:parent-style-name="Heading_20_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d2d2d" loext:opacity="100%" style:font-name="Muli" fo:font-size="11.25pt" fo:letter-spacing="normal" fo:font-style="normal" fo:font-weight="normal" loext:padding="0cm" loext:border="none"/>
    </style:style>
    <style:style style:name="P4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5f5f5" fo:padding="0cm" fo:border="none"/>
    </style:style>
    <style:style style:name="P5" style:family="paragraph" style:parent-style-name="Preformatted_20_Text">
      <loext:graphic-properties draw:fill="solid" draw:fill-color="#f5f5f5" draw:opacity="100%"/>
      <style:paragraph-properties fo:margin-top="0cm" fo:margin-bottom="0cm" style:contextual-spacing="false" fo:orphans="2" fo:widows="2" fo:background-color="#f5f5f5" fo:padding="0cm" fo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61d2d" loext:opacity="100%" style:font-name="Muli" fo:font-size="13.5pt" fo:letter-spacing="normal" fo:font-style="normal" fo:font-weight="bold" loext:padding="0cm" loext:border="none"/>
    </style:style>
    <style:style style:name="P7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ff8e8e" loext:opacity="100%" style:font-name="Muli" fo:font-size="9pt" fo:letter-spacing="normal" fo:font-style="normal" fo:font-weight="bold" loext:padding="0cm" loext:border="none"/>
    </style:style>
    <style:style style:name="P8" style:family="paragraph" style:parent-style-name="Standard">
      <style:text-properties officeooo:rsid="0017fb3b" officeooo:paragraph-rsid="0017fb3b"/>
    </style:style>
    <style:style style:name="P9" style:family="paragraph" style:parent-style-name="Standard">
      <style:paragraph-properties style:line-height-at-least="0.503cm"/>
      <style:text-properties fo:color="#d4d4d4" loext:opacity="100%" style:font-name="Roboto Mono,monospace" fo:font-size="10.5pt" fo:font-weight="normal" fo:background-color="#1e1e1e"/>
    </style:style>
    <style:style style:name="P10" style:family="paragraph" style:parent-style-name="Standard">
      <style:text-properties fo:color="#d4d4d4" loext:opacity="100%" style:font-name="Roboto Mono,monospace" fo:font-size="10.5pt" fo:font-weight="normal" officeooo:rsid="0017fb3b" officeooo:paragraph-rsid="0017fb3b" fo:background-color="#1e1e1e"/>
    </style:style>
    <style:style style:name="P11" style:family="paragraph" style:parent-style-name="Standard">
      <style:paragraph-properties style:line-height-at-least="0.503cm"/>
      <style:text-properties fo:color="#ffffff" loext:opacity="100%" style:font-name="Roboto Mono,monospace" fo:font-size="10.5pt" fo:font-weight="normal" fo:background-color="#1e1e1e"/>
    </style:style>
    <style:style style:name="P12" style:family="paragraph" style:parent-style-name="Standard">
      <style:paragraph-properties style:line-height-at-least="0.503cm"/>
    </style:style>
    <style:style style:name="T1" style:family="text">
      <style:text-properties fo:font-variant="normal" fo:text-transform="none" fo:color="#626262" loext:opacity="100%" style:font-name="Muli" fo:font-size="9.75pt" fo:letter-spacing="normal" fo:font-style="normal" fo:font-weight="normal" loext:padding="0cm" loext:border="none"/>
    </style:style>
    <style:style style:name="T2" style:family="text">
      <style:text-properties fo:color="#ff79c6" loext:opacity="100%"/>
    </style:style>
    <style:style style:name="T3" style:family="text">
      <style:text-properties fo:color="#50fa7b" loext:opacity="100%"/>
    </style:style>
    <style:style style:name="T4" style:family="text">
      <style:text-properties fo:color="#ffffff" loext:opacity="100%"/>
    </style:style>
    <style:style style:name="T5" style:family="text">
      <style:text-properties fo:color="#ffb86c" loext:opacity="100%"/>
    </style:style>
    <style:style style:name="T6" style:family="text">
      <style:text-properties fo:color="#bd93f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imple Interest</text:p>
      <text:p text:style-name="P7">Send Feedback</text:p>
      <text:h text:style-name="P1" text:outline-level="4"><text:bookmark text:name="take-the-principal-amount-rate-of-interest-and-the-time-period-as-input-and-calculate-the-simple-interest"/>Take the principal amount, rate of interest, and the time period as input and calculate the Simple Interest.</text:h>
      <text:h text:style-name="P2" text:outline-level="4"><text:bookmark text:name="note-print-the-answer-as-floor-integer-value"/><text:span text:style-name="T1">Note: Print the answer as </text:span><text:span text:style-name="Strong_20_Emphasis"><text:span text:style-name="T1">Floor integer value</text:span></text:span><text:span text:style-name="T1">.</text:span></text:h>
      <text:h text:style-name="P3" text:outline-level="5"><text:bookmark text:name="input-format"/>Input Format:</text:h>
      <text:p text:style-name="P4"><text:span text:style-name="Source_20_Text"><text:span text:style-name="T1">The first line of input contains a single integer Principal amount. </text:span></text:span></text:p>
      <text:p text:style-name="P5"/>
      <text:p text:style-name="P5"><text:span text:style-name="Source_20_Text"><text:span text:style-name="T1">The Second line of input contains a single decimal Rate of interest.</text:span></text:span></text:p>
      <text:p text:style-name="P5"/>
      <text:p text:style-name="P5"><text:span text:style-name="Source_20_Text"><text:span text:style-name="T1">The Third line of input contains a single Integer Time period.</text:span></text:span></text:p>
      <text:h text:style-name="P3" text:outline-level="5"><text:bookmark text:name="output-format"/>Output Format:</text:h>
      <text:p text:style-name="P4"><text:span text:style-name="Source_20_Text"><text:span text:style-name="T1">Calculate the Simple Interest and print it.</text:span></text:span></text:p>
      <text:h text:style-name="P3" text:outline-level="5">Sample Input 1:</text:h>
      <text:p text:style-name="P4"><text:span text:style-name="Source_20_Text"><text:span text:style-name="T1">2000</text:span></text:span></text:p>
      <text:p text:style-name="P5"><text:span text:style-name="Source_20_Text"><text:span text:style-name="T1">2.2</text:span></text:span></text:p>
      <text:p text:style-name="P5"><text:span text:style-name="Source_20_Text"><text:span text:style-name="T1">4</text:span></text:span></text:p>
      <text:h text:style-name="P3" text:outline-level="5">Sample Output 1:</text:h>
      <text:p text:style-name="P4"><text:span text:style-name="Source_20_Text"><text:span text:style-name="T1">176</text:span></text:span></text:p>
      <text:h text:style-name="P3" text:outline-level="5">Explanation of Sample Input 1:</text:h>
      <text:p text:style-name="P4"><text:span text:style-name="Source_20_Text"><text:span text:style-name="T1">The input is principal=2000, rate=2.2 and time=4.</text:span></text:span></text:p>
      <text:p text:style-name="P5"><text:span text:style-name="Source_20_Text"><text:span text:style-name="T1">So Simple interest=Principal*rate*time/100 hence </text:span></text:span></text:p>
      <text:p text:style-name="P5"><text:span text:style-name="Source_20_Text"><text:span text:style-name="T1">answer is 2000*2.2*4/100=176</text:span></text:span></text:p>
      <text:p text:style-name="Standard"/>
      <text:p text:style-name="Standard"/>
      <text:p text:style-name="Standard"/>
      <text:p text:style-name="P8">Answer:-</text:p>
      <text:p text:style-name="P8"/>
      <text:p text:style-name="P8"/>
      <text:p text:style-name="P10"><text:span text:style-name="T2">import</text:span> <text:span text:style-name="T3">java</text:span><text:span text:style-name="T4">.</text:span><text:span text:style-name="T3">util</text:span><text:span text:style-name="T4">.*</text:span> <text:span text:style-name="T4">;</text:span></text:p>
      <text:p text:style-name="P9"><text:span text:style-name="T2">import</text:span> <text:span text:style-name="T3">java</text:span><text:span text:style-name="T4">.</text:span><text:span text:style-name="T3">io</text:span><text:span text:style-name="T4">.*;</text:span> </text:p>
      <text:p text:style-name="P9"><text:span text:style-name="T2">class</text:span> <text:span text:style-name="T3">Solution</text:span> <text:span text:style-name="T4">{</text:span></text:p>
      <text:p text:style-name="P9"><text:span text:style-name="T2">public</text:span> <text:span text:style-name="T2">static</text:span> <text:span text:style-name="T5">void</text:span> <text:span text:style-name="T3">main</text:span><text:span text:style-name="T4">(</text:span><text:span text:style-name="T3">String</text:span> <text:span text:style-name="T3">args</text:span><text:span text:style-name="T4">[])</text:span> <text:span text:style-name="T4">{</text:span></text:p>
      <text:p text:style-name="P9"><text:span text:style-name="T3">Scanner</text:span> <text:span text:style-name="T3">sc</text:span> <text:span text:style-name="T4">=</text:span> <text:span text:style-name="T2">new</text:span> <text:span text:style-name="T3">Scanner</text:span><text:span text:style-name="T4">(</text:span><text:span text:style-name="T3">System</text:span><text:span text:style-name="T4">.</text:span><text:span text:style-name="T3">in</text:span><text:span text:style-name="T4">);</text:span></text:p>
      <text:p text:style-name="P12"/>
      <text:p text:style-name="P9"><text:span text:style-name="T5">int</text:span> <text:span text:style-name="T3">fist</text:span> <text:span text:style-name="T4">=</text:span> <text:span text:style-name="T3">sc</text:span><text:span text:style-name="T4">.</text:span><text:span text:style-name="T3">nextInt</text:span><text:span text:style-name="T4">();</text:span></text:p>
      <text:p text:style-name="P9"><text:span text:style-name="T5">double</text:span> <text:span text:style-name="T3">secnd</text:span> <text:span text:style-name="T4">=</text:span> <text:span text:style-name="T3">sc</text:span><text:span text:style-name="T4">.</text:span><text:span text:style-name="T3">nextDouble</text:span><text:span text:style-name="T4">();</text:span></text:p>
      <text:p text:style-name="P9"><text:span text:style-name="T5">int</text:span> <text:span text:style-name="T3">thir</text:span> <text:span text:style-name="T4">=</text:span> <text:span text:style-name="T3">sc</text:span><text:span text:style-name="T4">.</text:span><text:span text:style-name="T3">nextInt</text:span><text:span text:style-name="T4">();</text:span></text:p>
      <text:p text:style-name="P12"/>
      <text:p text:style-name="P9"><text:span text:style-name="T5">int</text:span> <text:span text:style-name="T3">SI</text:span> <text:span text:style-name="T4">=</text:span> <text:span text:style-name="T4">(</text:span><text:span text:style-name="T5">int</text:span><text:span text:style-name="T4">)((</text:span><text:span text:style-name="T3">fist</text:span><text:span text:style-name="T4">*</text:span><text:span text:style-name="T3">secnd</text:span><text:span text:style-name="T4">*</text:span><text:span text:style-name="T3">thir</text:span><text:span text:style-name="T4">)/</text:span><text:span text:style-name="T6">100</text:span><text:span text:style-name="T4">);</text:span></text:p>
      <text:p text:style-name="P9"><text:span text:style-name="T3">System</text:span><text:span text:style-name="T4">.</text:span><text:span text:style-name="T3">out</text:span><text:span text:style-name="T4">.</text:span><text:span text:style-name="T3">println</text:span><text:span text:style-name="T4">(</text:span><text:span text:style-name="T3">SI</text:span><text:span text:style-name="T4">);</text:span></text:p>
      <text:p text:style-name="P11">}</text:p>
      <text:p text:style-name="P11">}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,monospace" svg:font-family="'Roboto Mono,monospace'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09:35:52.052614832</meta:creation-date>
    <dc:date>2023-07-08T09:36:29.096253729</dc:date>
    <meta:editing-duration>PT39S</meta:editing-duration>
    <meta:editing-cycles>1</meta:editing-cycles>
    <meta:document-statistic meta:table-count="0" meta:image-count="0" meta:object-count="0" meta:page-count="1" meta:paragraph-count="33" meta:word-count="143" meta:character-count="928" meta:non-whitespace-character-count="815"/>
    <meta:generator>LibreOffice/7.3.7.2$Linux_X86_64 LibreOffice_project/30$Build-2</meta:generator>
  </office:meta>
</office:document-meta>
</file>